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1" table:default-cell-style-name="Default"/>
        <table:table-row table:style-name="ro1">
          <table:table-cell table:number-columns-repeated="2"/>
          <table:table-cell office:value-type="string">
            <text:p>gyro/raw</text:p>
          </table:table-cell>
          <table:table-cell table:number-columns-repeated="5"/>
          <table:table-cell office:value-type="string">
            <text:p>rpm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VI (rpm)</text:p>
          </table:table-cell>
          <table:table-cell office:value-type="string">
            <text:p>avg x</text:p>
          </table:table-cell>
          <table:table-cell office:value-type="string">
            <text:p>avg y</text:p>
          </table:table-cell>
          <table:table-cell office:value-type="string">
            <text:p>avg z</text:p>
          </table:table-cell>
          <table:table-cell office:value-type="string">
            <text:p>pythag</text:p>
          </table:table-cell>
          <table:table-cell office:value-type="string">
            <text:p>only z</text:p>
          </table:table-cell>
          <table:table-cell office:value-type="string">
            <text:p>std</text:p>
          </table:table-cell>
          <table:table-cell office:value-type="string">
            <text:p>pythag</text:p>
          </table:table-cell>
          <table:table-cell office:value-type="string">
            <text:p>only z</text:p>
          </table:table-cell>
          <table:table-cell office:value-type="string">
            <text:p>std</text:p>
          </table:table-cell>
        </table:table-row>
        <table:table-row table:style-name="ro1">
          <table:table-cell office:value-type="string">
            <text:p>40rpm</text:p>
          </table:table-cell>
          <table:table-cell office:value-type="float" office:value="40">
            <text:p>40</text:p>
          </table:table-cell>
          <table:table-cell office:value-type="float" office:value="-131.8557711542">
            <text:p>-131.8557711542</text:p>
          </table:table-cell>
          <table:table-cell office:value-type="float" office:value="-119.1862372475">
            <text:p>-119.1862372475</text:p>
          </table:table-cell>
          <table:table-cell office:value-type="float" office:value="3438.9477895579">
            <text:p>3438.9477895579</text:p>
          </table:table-cell>
          <table:table-cell office:value-type="float" office:value="3443.537890432">
            <text:p>3443.537890432</text:p>
          </table:table-cell>
          <table:table-cell office:value-type="float" office:value="3438.9477895579">
            <text:p>3438.9477895579</text:p>
          </table:table-cell>
          <table:table-cell office:value-type="float" office:value="8.0234671449">
            <text:p>8.0234671449</text:p>
          </table:table-cell>
          <table:table-cell office:value-type="float" office:value="39.9250769905">
            <text:p>39.9250769905</text:p>
          </table:table-cell>
          <table:table-cell office:value-type="float" office:value="39.8718584297">
            <text:p>39.8718584297</text:p>
          </table:table-cell>
          <table:table-cell office:value-type="float" office:value="0.093025706">
            <text:p>0.093025706</text:p>
          </table:table-cell>
        </table:table-row>
        <table:table-row table:style-name="ro1" table:number-rows-repeated="104857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heet2" table:style-name="ta1">
        <table:table-column table:style-name="co1" table:number-columns-repeated="11" table:default-cell-style-name="Default"/>
        <table:table-row table:style-name="ro1">
          <table:table-cell table:number-columns-repeated="3"/>
          <table:table-cell office:value-type="string">
            <text:p>accel/g</text:p>
          </table:table-cell>
          <table:table-cell table:number-columns-repeated="4"/>
          <table:table-cell office:value-type="string">
            <text:p>g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rpm</text:p>
          </table:table-cell>
          <table:table-cell office:value-type="string">
            <text:p>expected g</text:p>
          </table:table-cell>
          <table:table-cell office:value-type="string">
            <text:p>avg x</text:p>
          </table:table-cell>
          <table:table-cell office:value-type="string">
            <text:p>avg y</text:p>
          </table:table-cell>
          <table:table-cell office:value-type="string">
            <text:p>avg z</text:p>
          </table:table-cell>
          <table:table-cell office:value-type="string">
            <text:p>only z</text:p>
          </table:table-cell>
          <table:table-cell office:value-type="string">
            <text:p>std</text:p>
          </table:table-cell>
          <table:table-cell office:value-type="string">
            <text:p>pythag</text:p>
          </table:table-cell>
          <table:table-cell office:value-type="string">
            <text:p>only z</text:p>
          </table:table-cell>
          <table:table-cell office:value-type="string">
            <text:p>std</text:p>
          </table:table-cell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0.51">
            <text:p>0.51</text:p>
          </table:table-cell>
          <table:table-cell office:value-type="float" office:value="0.5452129488">
            <text:p>0.5452129488</text:p>
          </table:table-cell>
          <table:table-cell office:value-type="float" office:value="0.0464170959">
            <text:p>0.0464170959</text:p>
          </table:table-cell>
          <table:table-cell office:value-type="float" office:value="1.0246369586">
            <text:p>1.024636958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>
            <text:p>100</text:p>
          </table:table-cell>
          <table:table-cell office:value-type="float" office:value="3.18">
            <text:p>3.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5">
            <text:p>125</text:p>
          </table:table-cell>
          <table:table-cell office:value-type="float" office:value="4.978">
            <text:p>4.978</text:p>
          </table:table-cell>
          <table:table-cell table:number-columns-repeated="8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 </meta:initial-creator>
    <meta:creation-date>2013-03-13T22:34:43</meta:creation-date>
    <dc:date>2013-03-13T23:48:42</dc:date>
    <dc:creator>ben </dc:creator>
    <meta:editing-duration>PT58M59S</meta:editing-duration>
    <meta:editing-cycles>2</meta:editing-cycles>
    <meta:generator>LibreOffice/3.5$Linux_x86 LibreOffice_project/350m1$Build-2</meta:generator>
    <meta:document-statistic meta:table-count="3" meta:cell-count="44" meta:object-count="0"/>
  </office:meta>
</office:document-meta>
</file>